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c0567" officeooo:paragraph-rsid="001c0567"/>
    </style:style>
    <style:style style:name="P2" style:family="paragraph" style:parent-style-name="Standard">
      <style:text-properties officeooo:rsid="001df7a3" officeooo:paragraph-rsid="001df7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48 게임을 컴파일하기 위해서는 <text:s/>cmake 프로그램이 필요하다.</text:p>
      <text:p text:style-name="P1">간혹 cmake의 버전이 낮아 게임이 실행되지 않는 경우가 생기는데, 그런 게임 사용자를 위한 매뉴얼이다.</text:p>
      <text:p text:style-name="P1"/>
      <text:p text:style-name="P1">일단 자신의 cmake버전을 확인해 보자.</text:p>
      <text:p text:style-name="P1"/>
      <text:p text:style-name="P1">터미널에서</text:p>
      <text:p text:style-name="P1">cmake --version</text:p>
      <text:p text:style-name="P1">이라는 명령어로 쉽게 확인 할 수 있다.</text:p>
      <text:p text:style-name="P1"/>
      <text:p text:style-name="P1">그 다음, <text:a xlink:type="simple" xlink:href="https://cmake.org/download/" text:style-name="Internet_20_link" text:visited-style-name="Visited_20_Internet_20_Link">https://cmake.org/download/</text:a> 로 들어가 Source distribution의 cmake-3.13.1.tar.gz 를 다운 받으면 된다. (현재 가장 최신 버전)</text:p>
      <text:p text:style-name="P1"/>
      <text:p text:style-name="P1">그 다음, 압축을 풀기 위하여</text:p>
      <text:p text:style-name="P2">tar -zxvf [파일명]</text:p>
      <text:p text:style-name="P2">명령어를 입력하면 된다.</text:p>
      <text:p text:style-name="P2"/>
      <text:p text:style-name="P2">그 다음, 생성된 폴더로 들어가</text:p>
      <text:p text:style-name="P2">./bootstrap</text:p>
      <text:p text:style-name="P2">make</text:p>
      <text:p text:style-name="P2">sudo make install</text:p>
      <text:p text:style-name="P2">명령어를 차례대로 입력하면 된다.</text:p>
      <text:p text:style-name="P2"/>
      <text:p text:style-name="P2">모두 다운 받은 후 게임을 컴파일 해 보면, 게임이 실행되는 모습을 볼 수 있다.</text:p>
      <text:p text:style-name="P2"/>
      <text:p text:style-name="P2">*시간이 오래 걸리니 시간적 여유가 있을 때 다운 받는 것을 추천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1:29:46.604438087</meta:creation-date>
    <dc:date>2018-12-11T01:45:49.629738123</dc:date>
    <meta:editing-duration>PT5M22S</meta:editing-duration>
    <meta:editing-cycles>1</meta:editing-cycles>
    <meta:document-statistic meta:table-count="0" meta:image-count="0" meta:object-count="0" meta:page-count="1" meta:paragraph-count="17" meta:word-count="261" meta:character-count="464" meta:non-whitespace-character-count="378"/>
    <meta:generator>LibreOffice/5.1.6.2$Linux_X86_64 LibreOffice_project/10m0$Build-2</meta:generator>
  </office:meta>
</office:document-meta>
</file>